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displacement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45.44" calcext:value-type="float">
            <text:p>1045.44</text:p>
          </table:table-cell>
          <table:table-cell table:style-name="ce1" office:value-type="float" office:value="0.000000025" calcext:value-type="float">
            <text:p>2.50E-008</text:p>
          </table:table-cell>
        </table:table-row>
        <table:table-row table:style-name="ro1">
          <table:table-cell office:value-type="float" office:value="2022.86" calcext:value-type="float">
            <text:p>2022.86</text:p>
          </table:table-cell>
          <table:table-cell table:style-name="ce1" office:value-type="float" office:value="0.00000005" calcext:value-type="float">
            <text:p>5.00E-008</text:p>
          </table:table-cell>
        </table:table-row>
        <table:table-row table:style-name="ro1">
          <table:table-cell office:value-type="float" office:value="3447.03" calcext:value-type="float">
            <text:p>3447.03</text:p>
          </table:table-cell>
          <table:table-cell table:style-name="ce1" office:value-type="float" office:value="0.0000000875" calcext:value-type="float">
            <text:p>8.75E-008</text:p>
          </table:table-cell>
        </table:table-row>
        <table:table-row table:style-name="ro1">
          <table:table-cell office:value-type="float" office:value="5650.68" calcext:value-type="float">
            <text:p>5650.68</text:p>
          </table:table-cell>
          <table:table-cell table:style-name="ce1" office:value-type="float" office:value="0.00000014375" calcext:value-type="float">
            <text:p>1.44E-007</text:p>
          </table:table-cell>
        </table:table-row>
        <table:table-row table:style-name="ro1">
          <table:table-cell office:value-type="float" office:value="8966.75" calcext:value-type="float">
            <text:p>8966.75</text:p>
          </table:table-cell>
          <table:table-cell table:style-name="ce1" office:value-type="float" office:value="0.000000228125" calcext:value-type="float">
            <text:p>2.28E-007</text:p>
          </table:table-cell>
        </table:table-row>
        <table:table-row table:style-name="ro1">
          <table:table-cell office:value-type="float" office:value="13941.8" calcext:value-type="float">
            <text:p>13941.8</text:p>
          </table:table-cell>
          <table:table-cell table:style-name="ce1" office:value-type="float" office:value="0.000000354688" calcext:value-type="float">
            <text:p>3.55E-007</text:p>
          </table:table-cell>
        </table:table-row>
        <table:table-row table:style-name="ro1">
          <table:table-cell office:value-type="float" office:value="21405.1" calcext:value-type="float">
            <text:p>21405.1</text:p>
          </table:table-cell>
          <table:table-cell table:style-name="ce1" office:value-type="float" office:value="0.000000544531" calcext:value-type="float">
            <text:p>5.45E-007</text:p>
          </table:table-cell>
        </table:table-row>
        <table:table-row table:style-name="ro1">
          <table:table-cell office:value-type="float" office:value="32601.4" calcext:value-type="float">
            <text:p>32601.4</text:p>
          </table:table-cell>
          <table:table-cell table:style-name="ce1" office:value-type="float" office:value="0.000000829297" calcext:value-type="float">
            <text:p>8.29E-007</text:p>
          </table:table-cell>
        </table:table-row>
        <table:table-row table:style-name="ro1">
          <table:table-cell office:value-type="float" office:value="49398.9" calcext:value-type="float">
            <text:p>49398.9</text:p>
          </table:table-cell>
          <table:table-cell table:style-name="ce1" office:value-type="float" office:value="0.00000125645" calcext:value-type="float">
            <text:p>1.26E-006</text:p>
          </table:table-cell>
        </table:table-row>
        <table:table-row table:style-name="ro1">
          <table:table-cell office:value-type="float" office:value="74602.2" calcext:value-type="float">
            <text:p>74602.2</text:p>
          </table:table-cell>
          <table:table-cell table:style-name="ce1" office:value-type="float" office:value="0.00000189717" calcext:value-type="float">
            <text:p>1.90E-006</text:p>
          </table:table-cell>
        </table:table-row>
        <table:table-row table:style-name="ro1">
          <table:table-cell office:value-type="float" office:value="112423" calcext:value-type="float">
            <text:p>112423</text:p>
          </table:table-cell>
          <table:table-cell table:style-name="ce1" office:value-type="float" office:value="0.00000285825" calcext:value-type="float">
            <text:p>2.86E-006</text:p>
          </table:table-cell>
        </table:table-row>
        <table:table-row table:style-name="ro1">
          <table:table-cell office:value-type="float" office:value="169188" calcext:value-type="float">
            <text:p>169188</text:p>
          </table:table-cell>
          <table:table-cell table:style-name="ce1" office:value-type="float" office:value="0.00000429988" calcext:value-type="float">
            <text:p>4.30E-006</text:p>
          </table:table-cell>
        </table:table-row>
        <table:table-row table:style-name="ro1">
          <table:table-cell office:value-type="float" office:value="254416" calcext:value-type="float">
            <text:p>254416</text:p>
          </table:table-cell>
          <table:table-cell table:style-name="ce1" office:value-type="float" office:value="0.00000646232" calcext:value-type="float">
            <text:p>6.46E-006</text:p>
          </table:table-cell>
        </table:table-row>
        <table:table-row table:style-name="ro1">
          <table:table-cell office:value-type="float" office:value="382435" calcext:value-type="float">
            <text:p>382435</text:p>
          </table:table-cell>
          <table:table-cell table:style-name="ce1" office:value-type="float" office:value="0.00000970598" calcext:value-type="float">
            <text:p>9.71E-006</text:p>
          </table:table-cell>
        </table:table-row>
        <table:table-row table:style-name="ro1">
          <table:table-cell office:value-type="float" office:value="562447" calcext:value-type="float">
            <text:p>562447</text:p>
          </table:table-cell>
          <table:table-cell table:style-name="ce1" office:value-type="float" office:value="0.0000145715" calcext:value-type="float">
            <text:p>1.46E-005</text:p>
          </table:table-cell>
        </table:table-row>
        <table:table-row table:style-name="ro1">
          <table:table-cell office:value-type="float" office:value="598670" calcext:value-type="float">
            <text:p>598670</text:p>
          </table:table-cell>
          <table:table-cell table:style-name="ce1" office:value-type="float" office:value="0.000016396" calcext:value-type="float">
            <text:p>1.64E-005</text:p>
          </table:table-cell>
        </table:table-row>
        <table:table-row table:style-name="ro1">
          <table:table-cell office:value-type="float" office:value="602818" calcext:value-type="float">
            <text:p>602818</text:p>
          </table:table-cell>
          <table:table-cell table:style-name="ce1" office:value-type="float" office:value="0.0000191329" calcext:value-type="float">
            <text:p>1.91E-005</text:p>
          </table:table-cell>
        </table:table-row>
        <table:table-row table:style-name="ro1">
          <table:table-cell office:value-type="float" office:value="604536" calcext:value-type="float">
            <text:p>604536</text:p>
          </table:table-cell>
          <table:table-cell table:style-name="ce1" office:value-type="float" office:value="0.0000218697" calcext:value-type="float">
            <text:p>2.19E-005</text:p>
          </table:table-cell>
        </table:table-row>
        <table:table-row table:style-name="ro1">
          <table:table-cell office:value-type="float" office:value="605917" calcext:value-type="float">
            <text:p>605917</text:p>
          </table:table-cell>
          <table:table-cell table:style-name="ce1" office:value-type="float" office:value="0.0000246065" calcext:value-type="float">
            <text:p>2.46E-005</text:p>
          </table:table-cell>
        </table:table-row>
        <table:table-row table:style-name="ro1">
          <table:table-cell office:value-type="float" office:value="608661" calcext:value-type="float">
            <text:p>608661</text:p>
          </table:table-cell>
          <table:table-cell table:style-name="ce1" office:value-type="float" office:value="0.0000287118" calcext:value-type="float">
            <text:p>2.87E-005</text:p>
          </table:table-cell>
        </table:table-row>
        <table:table-row table:style-name="ro1">
          <table:table-cell office:value-type="float" office:value="627780" calcext:value-type="float">
            <text:p>627780</text:p>
          </table:table-cell>
          <table:table-cell table:style-name="ce1" office:value-type="float" office:value="0.0000348697" calcext:value-type="float">
            <text:p>3.49E-005</text:p>
          </table:table-cell>
        </table:table-row>
        <table:table-row table:style-name="ro1">
          <table:table-cell office:value-type="float" office:value="648218" calcext:value-type="float">
            <text:p>648218</text:p>
          </table:table-cell>
          <table:table-cell table:style-name="ce1" office:value-type="float" office:value="0.0000441065" calcext:value-type="float">
            <text:p>4.41E-005</text:p>
          </table:table-cell>
        </table:table-row>
        <table:table-row table:style-name="ro1">
          <table:table-cell office:value-type="float" office:value="657986" calcext:value-type="float">
            <text:p>657986</text:p>
          </table:table-cell>
          <table:table-cell table:style-name="ce1" office:value-type="float" office:value="0.0000579617" calcext:value-type="float">
            <text:p>5.80E-005</text:p>
          </table:table-cell>
        </table:table-row>
        <table:table-row table:style-name="ro1">
          <table:table-cell office:value-type="float" office:value="663555" calcext:value-type="float">
            <text:p>663555</text:p>
          </table:table-cell>
          <table:table-cell table:style-name="ce1" office:value-type="float" office:value="0.0000787446" calcext:value-type="float">
            <text:p>7.87E-005</text:p>
          </table:table-cell>
        </table:table-row>
        <table:table-row table:style-name="ro1">
          <table:table-cell office:value-type="float" office:value="671043" calcext:value-type="float">
            <text:p>671043</text:p>
          </table:table-cell>
          <table:table-cell office:value-type="float" office:value="0.000109919" calcext:value-type="float">
            <text:p>0.000109919</text:p>
          </table:table-cell>
        </table:table-row>
        <table:table-row table:style-name="ro1">
          <table:table-cell office:value-type="float" office:value="680782" calcext:value-type="float">
            <text:p>680782</text:p>
          </table:table-cell>
          <table:table-cell office:value-type="float" office:value="0.00015668" calcext:value-type="float">
            <text:p>0.00015668</text:p>
          </table:table-cell>
        </table:table-row>
        <table:table-row table:style-name="ro1">
          <table:table-cell office:value-type="float" office:value="696303" calcext:value-type="float">
            <text:p>696303</text:p>
          </table:table-cell>
          <table:table-cell office:value-type="float" office:value="0.000226822" calcext:value-type="float">
            <text:p>0.000226822</text:p>
          </table:table-cell>
        </table:table-row>
        <table:table-row table:style-name="ro1">
          <table:table-cell office:value-type="float" office:value="720666" calcext:value-type="float">
            <text:p>720666</text:p>
          </table:table-cell>
          <table:table-cell office:value-type="float" office:value="0.000332036" calcext:value-type="float">
            <text:p>0.000332036</text:p>
          </table:table-cell>
        </table:table-row>
        <table:table-row table:style-name="ro1">
          <table:table-cell office:value-type="float" office:value="794306" calcext:value-type="float">
            <text:p>794306</text:p>
          </table:table-cell>
          <table:table-cell office:value-type="float" office:value="0.000489855" calcext:value-type="float">
            <text:p>0.000489855</text:p>
          </table:table-cell>
        </table:table-row>
        <table:table-row table:style-name="ro1">
          <table:table-cell office:value-type="float" office:value="813982" calcext:value-type="float">
            <text:p>813982</text:p>
          </table:table-cell>
          <table:table-cell office:value-type="float" office:value="0.00052931" calcext:value-type="float">
            <text:p>0.00052931</text:p>
          </table:table-cell>
        </table:table-row>
        <table:table-row table:style-name="ro1">
          <table:table-cell office:value-type="float" office:value="826031" calcext:value-type="float">
            <text:p>826031</text:p>
          </table:table-cell>
          <table:table-cell office:value-type="float" office:value="0.000568765" calcext:value-type="float">
            <text:p>0.000568765</text:p>
          </table:table-cell>
        </table:table-row>
        <table:table-row table:style-name="ro1">
          <table:table-cell office:value-type="float" office:value="842992" calcext:value-type="float">
            <text:p>842992</text:p>
          </table:table-cell>
          <table:table-cell office:value-type="float" office:value="0.000627948" calcext:value-type="float">
            <text:p>0.000627948</text:p>
          </table:table-cell>
        </table:table-row>
        <table:table-row table:style-name="ro1">
          <table:table-cell office:value-type="float" office:value="852599" calcext:value-type="float">
            <text:p>852599</text:p>
          </table:table-cell>
          <table:table-cell office:value-type="float" office:value="0.000650141" calcext:value-type="float">
            <text:p>0.000650141</text:p>
          </table:table-cell>
        </table:table-row>
        <table:table-row table:style-name="ro1">
          <table:table-cell office:value-type="float" office:value="855742" calcext:value-type="float">
            <text:p>855742</text:p>
          </table:table-cell>
          <table:table-cell office:value-type="float" office:value="0.000658464" calcext:value-type="float">
            <text:p>0.000658464</text:p>
          </table:table-cell>
        </table:table-row>
        <table:table-row table:style-name="ro1">
          <table:table-cell office:value-type="float" office:value="860740" calcext:value-type="float">
            <text:p>860740</text:p>
          </table:table-cell>
          <table:table-cell office:value-type="float" office:value="0.000670947" calcext:value-type="float">
            <text:p>0.000670947</text:p>
          </table:table-cell>
        </table:table-row>
        <table:table-row table:style-name="ro1">
          <table:table-cell office:value-type="float" office:value="870258" calcext:value-type="float">
            <text:p>870258</text:p>
          </table:table-cell>
          <table:table-cell office:value-type="float" office:value="0.000689673" calcext:value-type="float">
            <text:p>0.000689673</text:p>
          </table:table-cell>
        </table:table-row>
        <table:table-row table:style-name="ro1">
          <table:table-cell office:value-type="float" office:value="884561" calcext:value-type="float">
            <text:p>884561</text:p>
          </table:table-cell>
          <table:table-cell office:value-type="float" office:value="0.000717762" calcext:value-type="float">
            <text:p>0.000717762</text:p>
          </table:table-cell>
        </table:table-row>
        <table:table-row table:style-name="ro1">
          <table:table-cell office:value-type="float" office:value="905916" calcext:value-type="float">
            <text:p>905916</text:p>
          </table:table-cell>
          <table:table-cell office:value-type="float" office:value="0.000759894" calcext:value-type="float">
            <text:p>0.000759894</text:p>
          </table:table-cell>
        </table:table-row>
        <table:table-row table:style-name="ro1">
          <table:table-cell office:value-type="float" office:value="936988" calcext:value-type="float">
            <text:p>936988</text:p>
          </table:table-cell>
          <table:table-cell office:value-type="float" office:value="0.000823094" calcext:value-type="float">
            <text:p>0.000823094</text:p>
          </table:table-cell>
        </table:table-row>
        <table:table-row table:style-name="ro1">
          <table:table-cell office:value-type="float" office:value="980576" calcext:value-type="float">
            <text:p>980576</text:p>
          </table:table-cell>
          <table:table-cell office:value-type="float" office:value="0.000917892" calcext:value-type="float">
            <text:p>0.000917892</text:p>
          </table:table-cell>
        </table:table-row>
        <table:table-row table:style-name="ro1">
          <table:table-cell office:value-type="float" office:value="995025" calcext:value-type="float">
            <text:p>995025</text:p>
          </table:table-cell>
          <table:table-cell office:value-type="float" office:value="0.000953442" calcext:value-type="float">
            <text:p>0.000953442</text:p>
          </table:table-cell>
        </table:table-row>
        <table:table-row table:style-name="ro1">
          <table:table-cell table:style-name="ce1" office:value-type="float" office:value="1010320" calcext:value-type="float">
            <text:p>1.01E+006</text:p>
          </table:table-cell>
          <table:table-cell office:value-type="float" office:value="0.00100677" calcext:value-type="float">
            <text:p>0.00100677</text:p>
          </table:table-cell>
        </table:table-row>
        <table:table-row table:style-name="ro1">
          <table:table-cell table:style-name="ce1" office:value-type="float" office:value="1039030" calcext:value-type="float">
            <text:p>1.04E+006</text:p>
          </table:table-cell>
          <table:table-cell office:value-type="float" office:value="0.00108675" calcext:value-type="float">
            <text:p>0.00108675</text:p>
          </table:table-cell>
        </table:table-row>
        <table:table-row table:style-name="ro1">
          <table:table-cell table:style-name="ce1" office:value-type="float" office:value="1055630" calcext:value-type="float">
            <text:p>1.06E+006</text:p>
          </table:table-cell>
          <table:table-cell office:value-type="float" office:value="0.00111675" calcext:value-type="float">
            <text:p>0.00111675</text:p>
          </table:table-cell>
        </table:table-row>
        <table:table-row table:style-name="ro1">
          <table:table-cell table:style-name="ce1" office:value-type="float" office:value="1068710" calcext:value-type="float">
            <text:p>1.07E+006</text:p>
          </table:table-cell>
          <table:table-cell office:value-type="float" office:value="0.00114674" calcext:value-type="float">
            <text:p>0.00114674</text:p>
          </table:table-cell>
        </table:table-row>
        <table:table-row table:style-name="ro1">
          <table:table-cell table:style-name="ce1" office:value-type="float" office:value="1083930" calcext:value-type="float">
            <text:p>1.08E+006</text:p>
          </table:table-cell>
          <table:table-cell office:value-type="float" office:value="0.00117674" calcext:value-type="float">
            <text:p>0.00117674</text:p>
          </table:table-cell>
        </table:table-row>
        <table:table-row table:style-name="ro1">
          <table:table-cell table:style-name="ce1" office:value-type="float" office:value="1106450" calcext:value-type="float">
            <text:p>1.11E+006</text:p>
          </table:table-cell>
          <table:table-cell office:value-type="float" office:value="0.00122173" calcext:value-type="float">
            <text:p>0.00122173</text:p>
          </table:table-cell>
        </table:table-row>
        <table:table-row table:style-name="ro1">
          <table:table-cell table:style-name="ce1" office:value-type="float" office:value="1139610" calcext:value-type="float">
            <text:p>1.14E+006</text:p>
          </table:table-cell>
          <table:table-cell office:value-type="float" office:value="0.00128922" calcext:value-type="float">
            <text:p>0.00128922</text:p>
          </table:table-cell>
        </table:table-row>
        <table:table-row table:style-name="ro1">
          <table:table-cell table:style-name="ce1" office:value-type="float" office:value="1187130" calcext:value-type="float">
            <text:p>1.19E+006</text:p>
          </table:table-cell>
          <table:table-cell office:value-type="float" office:value="0.00139045" calcext:value-type="float">
            <text:p>0.00139045</text:p>
          </table:table-cell>
        </table:table-row>
        <table:table-row table:style-name="ro1">
          <table:table-cell table:style-name="ce1" office:value-type="float" office:value="1248360" calcext:value-type="float">
            <text:p>1.25E+006</text:p>
          </table:table-cell>
          <table:table-cell office:value-type="float" office:value="0.0015423" calcext:value-type="float">
            <text:p>0.0015423</text:p>
          </table:table-cell>
        </table:table-row>
        <table:table-row table:style-name="ro1">
          <table:table-cell table:style-name="ce1" office:value-type="float" office:value="1254320" calcext:value-type="float">
            <text:p>1.25E+006</text:p>
          </table:table-cell>
          <table:table-cell office:value-type="float" office:value="0.00158026" calcext:value-type="float">
            <text:p>0.00158026</text:p>
          </table:table-cell>
        </table:table-row>
        <table:table-row table:style-name="ro1">
          <table:table-cell table:style-name="ce1" office:value-type="float" office:value="1270040" calcext:value-type="float">
            <text:p>1.27E+006</text:p>
          </table:table-cell>
          <table:table-cell office:value-type="float" office:value="0.00161823" calcext:value-type="float">
            <text:p>0.00161823</text:p>
          </table:table-cell>
        </table:table-row>
        <table:table-row table:style-name="ro1">
          <table:table-cell table:style-name="ce1" office:value-type="float" office:value="1288450" calcext:value-type="float">
            <text:p>1.29E+006</text:p>
          </table:table-cell>
          <table:table-cell office:value-type="float" office:value="0.00165619" calcext:value-type="float">
            <text:p>0.00165619</text:p>
          </table:table-cell>
        </table:table-row>
        <table:table-row table:style-name="ro1">
          <table:table-cell table:style-name="ce1" office:value-type="float" office:value="1304330" calcext:value-type="float">
            <text:p>1.30E+006</text:p>
          </table:table-cell>
          <table:table-cell office:value-type="float" office:value="0.00169415" calcext:value-type="float">
            <text:p>0.00169415</text:p>
          </table:table-cell>
        </table:table-row>
        <table:table-row table:style-name="ro1">
          <table:table-cell table:style-name="ce1" office:value-type="float" office:value="1319870" calcext:value-type="float">
            <text:p>1.32E+006</text:p>
          </table:table-cell>
          <table:table-cell office:value-type="float" office:value="0.00173211" calcext:value-type="float">
            <text:p>0.00173211</text:p>
          </table:table-cell>
        </table:table-row>
        <table:table-row table:style-name="ro1">
          <table:table-cell table:style-name="ce1" office:value-type="float" office:value="1339150" calcext:value-type="float">
            <text:p>1.34E+006</text:p>
          </table:table-cell>
          <table:table-cell office:value-type="float" office:value="0.00177007" calcext:value-type="float">
            <text:p>0.00177007</text:p>
          </table:table-cell>
        </table:table-row>
        <table:table-row table:style-name="ro1">
          <table:table-cell table:style-name="ce1" office:value-type="float" office:value="1369650" calcext:value-type="float">
            <text:p>1.37E+006</text:p>
          </table:table-cell>
          <table:table-cell office:value-type="float" office:value="0.00182702" calcext:value-type="float">
            <text:p>0.00182702</text:p>
          </table:table-cell>
        </table:table-row>
        <table:table-row table:style-name="ro1">
          <table:table-cell table:style-name="ce1" office:value-type="float" office:value="1413190" calcext:value-type="float">
            <text:p>1.41E+006</text:p>
          </table:table-cell>
          <table:table-cell office:value-type="float" office:value="0.00191243" calcext:value-type="float">
            <text:p>0.00191243</text:p>
          </table:table-cell>
        </table:table-row>
        <table:table-row table:style-name="ro1">
          <table:table-cell table:style-name="ce1" office:value-type="float" office:value="1467260" calcext:value-type="float">
            <text:p>1.47E+006</text:p>
          </table:table-cell>
          <table:table-cell office:value-type="float" office:value="0.00204056" calcext:value-type="float">
            <text:p>0.00204056</text:p>
          </table:table-cell>
        </table:table-row>
        <table:table-row table:style-name="ro1">
          <table:table-cell table:style-name="ce1" office:value-type="float" office:value="1469380" calcext:value-type="float">
            <text:p>1.47E+006</text:p>
          </table:table-cell>
          <table:table-cell office:value-type="float" office:value="0.00205257" calcext:value-type="float">
            <text:p>0.00205257</text:p>
          </table:table-cell>
        </table:table-row>
        <table:table-row table:style-name="ro1">
          <table:table-cell table:style-name="ce1" office:value-type="float" office:value="1470380" calcext:value-type="float">
            <text:p>1.47E+006</text:p>
          </table:table-cell>
          <table:table-cell office:value-type="float" office:value="0.00206458" calcext:value-type="float">
            <text:p>0.00206458</text:p>
          </table:table-cell>
        </table:table-row>
        <table:table-row table:style-name="ro1">
          <table:table-cell table:style-name="ce1" office:value-type="float" office:value="1471780" calcext:value-type="float">
            <text:p>1.47E+006</text:p>
          </table:table-cell>
          <table:table-cell office:value-type="float" office:value="0.00207659" calcext:value-type="float">
            <text:p>0.00207659</text:p>
          </table:table-cell>
        </table:table-row>
        <table:table-row table:style-name="ro1">
          <table:table-cell table:style-name="ce1" office:value-type="float" office:value="1479160" calcext:value-type="float">
            <text:p>1.48E+006</text:p>
          </table:table-cell>
          <table:table-cell office:value-type="float" office:value="0.00209461" calcext:value-type="float">
            <text:p>0.00209461</text:p>
          </table:table-cell>
        </table:table-row>
        <table:table-row table:style-name="ro1">
          <table:table-cell table:style-name="ce1" office:value-type="float" office:value="1495950" calcext:value-type="float">
            <text:p>1.50E+006</text:p>
          </table:table-cell>
          <table:table-cell office:value-type="float" office:value="0.00212163" calcext:value-type="float">
            <text:p>0.00212163</text:p>
          </table:table-cell>
        </table:table-row>
        <table:table-row table:style-name="ro1">
          <table:table-cell table:style-name="ce1" office:value-type="float" office:value="1507450" calcext:value-type="float">
            <text:p>1.51E+006</text:p>
          </table:table-cell>
          <table:table-cell office:value-type="float" office:value="0.00214866" calcext:value-type="float">
            <text:p>0.00214866</text:p>
          </table:table-cell>
        </table:table-row>
        <table:table-row table:style-name="ro1">
          <table:table-cell table:style-name="ce1" office:value-type="float" office:value="1521510" calcext:value-type="float">
            <text:p>1.52E+006</text:p>
          </table:table-cell>
          <table:table-cell office:value-type="float" office:value="0.00217569" calcext:value-type="float">
            <text:p>0.00217569</text:p>
          </table:table-cell>
        </table:table-row>
        <table:table-row table:style-name="ro1">
          <table:table-cell table:style-name="ce1" office:value-type="float" office:value="1532950" calcext:value-type="float">
            <text:p>1.53E+006</text:p>
          </table:table-cell>
          <table:table-cell office:value-type="float" office:value="0.00220271" calcext:value-type="float">
            <text:p>0.00220271</text:p>
          </table:table-cell>
        </table:table-row>
        <table:table-row table:style-name="ro1">
          <table:table-cell table:style-name="ce1" office:value-type="float" office:value="1547010" calcext:value-type="float">
            <text:p>1.55E+006</text:p>
          </table:table-cell>
          <table:table-cell office:value-type="float" office:value="0.00222974" calcext:value-type="float">
            <text:p>0.00222974</text:p>
          </table:table-cell>
        </table:table-row>
        <table:table-row table:style-name="ro1">
          <table:table-cell table:style-name="ce1" office:value-type="float" office:value="1561350" calcext:value-type="float">
            <text:p>1.56E+006</text:p>
          </table:table-cell>
          <table:table-cell office:value-type="float" office:value="0.00225676" calcext:value-type="float">
            <text:p>0.00225676</text:p>
          </table:table-cell>
        </table:table-row>
        <table:table-row table:style-name="ro1">
          <table:table-cell table:style-name="ce1" office:value-type="float" office:value="1578480" calcext:value-type="float">
            <text:p>1.58E+006</text:p>
          </table:table-cell>
          <table:table-cell office:value-type="float" office:value="0.00228379" calcext:value-type="float">
            <text:p>0.00228379</text:p>
          </table:table-cell>
        </table:table-row>
        <table:table-row table:style-name="ro1">
          <table:table-cell table:style-name="ce1" office:value-type="float" office:value="1603610" calcext:value-type="float">
            <text:p>1.60E+006</text:p>
          </table:table-cell>
          <table:table-cell office:value-type="float" office:value="0.00232433" calcext:value-type="float">
            <text:p>0.00232433</text:p>
          </table:table-cell>
        </table:table-row>
        <table:table-row table:style-name="ro1">
          <table:table-cell table:style-name="ce1" office:value-type="float" office:value="1638900" calcext:value-type="float">
            <text:p>1.64E+006</text:p>
          </table:table-cell>
          <table:table-cell office:value-type="float" office:value="0.00238514" calcext:value-type="float">
            <text:p>0.00238514</text:p>
          </table:table-cell>
        </table:table-row>
        <table:table-row table:style-name="ro1">
          <table:table-cell table:style-name="ce1" office:value-type="float" office:value="1681100" calcext:value-type="float">
            <text:p>1.68E+006</text:p>
          </table:table-cell>
          <table:table-cell office:value-type="float" office:value="0.00247635" calcext:value-type="float">
            <text:p>0.00247635</text:p>
          </table:table-cell>
        </table:table-row>
        <table:table-row table:style-name="ro1">
          <table:table-cell table:style-name="ce1" office:value-type="float" office:value="1684820" calcext:value-type="float">
            <text:p>1.68E+006</text:p>
          </table:table-cell>
          <table:table-cell office:value-type="float" office:value="0.0025" calcext:value-type="float">
            <text:p>0.0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9:47:27.872669499</meta:creation-date>
    <dc:date>2019-04-30T09:48:34.224052829</dc:date>
    <meta:editing-duration>PT1M6S</meta:editing-duration>
    <meta:editing-cycles>1</meta:editing-cycles>
    <meta:document-statistic meta:table-count="1" meta:cell-count="152" meta:object-count="0"/>
    <meta:generator>LibreOffice/4.3.7.2$Linux_X86_64 LibreOffice_project/430$Build-2</meta:generator>
  </office:meta>
</office:document-meta>
</file>